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  <style:style style:name="T4" style:family="text">
      <style:text-properties style:text-position="super 58%" style:font-name="Times New Roman" style:text-underline-style="none" fo:font-weight="normal" style:font-weight-asian="normal" style:font-weight-complex="normal"/>
    </style:style>
    <style:style style:name="T5" style:family="text">
      <style:text-properties style:font-name="Times New Roman" style:text-underline-style="none" fo:font-weight="normal" style:font-weight-asian="normal" style:font-weight-complex="normal"/>
    </style:style>
    <style:style style:name="T6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8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iriam Belisario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1 December 1851</text:p>
      <text:p text:style-name="P2">Month<text:tab/><text:tab/><text:tab/><text:tab/><text:tab/><text:tab/>December</text:p>
      <text:p text:style-name="P2">Year<text:tab/><text:tab/><text:tab/><text:tab/><text:tab/><text:tab/>1851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/text:p>
      <text:p text:style-name="P2">Postmark<text:tab/><text:tab/><text:tab/><text:tab/><text:tab/>Y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<text:tab/>S Morais Esqre/</text:span></text:p>
      <text:p text:style-name="P2"><text:span text:style-name="T1"><text:tab/>South 3rd/</text:span></text:p>
      <text:p text:style-name="P2"><text:span text:style-name="T1">between Market &amp; Chestnut St/</text:span></text:p>
      <text:p text:style-name="P4"><text:span text:style-name="T1">22</text:span><text:span text:style-name="T2"><text:tab/>Philadelphia/</text:span></text:p>
      <text:p text:style-name="P4"><text:span text:style-name="T2"><text:tab/>N. America/</text:span></text:p>
      <text:p text:style-name="P4"><text:span text:style-name="T2"/></text:p>
      <text:p text:style-name="P4"><text:span text:style-name="T2">[Page 1]</text:span></text:p>
      <text:p text:style-name="P4"><text:span text:style-name="T2">Dear Sir,/</text:span></text:p>
      <text:p text:style-name="P4"><text:span text:style-name="T2"><text:tab/>I have to acknowledge/ the receipt of your favor of 1</text:span><text:span text:style-name="T3">st</text:span><text:span text:style-name="T2"> Decr/ with the order for </text:span><text:span text:style-name="T5">£2..8—which/ has been duly honored, and must/ now express my sincere thanks for/ your kindness in forwarding the/ sale of my little work though/ I regret to find you should have/ misunderstood my wishes regarding/ the price to be paid </text:span><text:span text:style-name="T6">to me</text:span><text:span text:style-name="T5">/ The 2(/). is quite correct but I am/ not entitled to receive more than/</text:span></text:p>
      <text:p text:style-name="P4"><text:span text:style-name="T5"/></text:p>
      <text:p text:style-name="P4"><text:span text:style-name="T5">[Page 2]</text:span></text:p>
      <text:p text:style-name="P4"><text:span text:style-name="T5">1(/)9 and I am sure you will/ remember promising me on the/ last evening you spent with/ us, that you would oblige me/ by undertaking the sale of the/ vocabulary on the same terms/ of commission as a bookseller/ otherwise I should hardly trespass/ so much on a friend's interest/ Should I ever forward you any/ more, it must indeed only be/ on the condition that you deduct/ what I am now indebted to you/ from whatever amount you may/ have to remit to me./</text:span></text:p>
      <text:p text:style-name="P4"><text:span text:style-name="T5">We regretted much to hear from/ Mr. Beloses that you had been/ ill and hope you are now/</text:span></text:p>
      <text:p text:style-name="P4"><text:span text:style-name="T5"/></text:p>
      <text:p text:style-name="P4"><text:span text:style-name="T5">[Page 3]</text:span></text:p>
      <text:p text:style-name="P4"><text:span text:style-name="T5">thoroughly acclimated. <text:s/>You do not/ mention how you like your/ new position, but both Mamma &amp;/ myself will always be happy to/ hear of your welfare. <text:s/>My Cousins/ at Clapton are all well and/ desire their kind remembrance/ I have received a remittance/ from Mr. Leeser for the books/ he had of mine. <text:s/>You will/ I am sure regret to hear that/ my Mother's ill health has/ obliged me to give up teaching/ altogether however I had the/ pleasure of advancing my/ favorite Octavius to translating/ many portions of the Prophets./</text:span></text:p>
      <text:p text:style-name="P4"><text:span text:style-name="T5"/></text:p>
      <text:p text:style-name="P4"><text:span text:style-name="T5">[Page 4]</text:span></text:p>
      <text:p text:style-name="P4"><text:span text:style-name="T5">and last Purim he read the/ Megillo extremely well./</text:span></text:p>
      <text:p text:style-name="P4"><text:span text:style-name="T5">With every assurance of/ respect &amp; friendship/</text:span></text:p>
      <text:p text:style-name="P4"><text:span text:style-name="T5"><text:tab/>I remain Dr Sir/</text:span></text:p>
      <text:p text:style-name="P4"><text:span text:style-name="T5"><text:tab/>Your obliged Pupil/</text:span></text:p>
      <text:p text:style-name="P4"><text:span text:style-name="T5"><text:tab/>Miriam Belisario/</text:span></text:p>
      <text:p text:style-name="P4"><text:span text:style-name="T5">18 King St/</text:span></text:p>
      <text:p text:style-name="P4"><text:span text:style-name="T5"><text:tab/>Finsburg Sqre/</text:span></text:p>
      <text:p text:style-name="P4"><text:span text:style-name="T5">21</text:span><text:span text:style-name="T4">st</text:span><text:span text:style-name="T5"> Dec(/)51/</text:span></text:p>
      <text:p text:style-name="P4"><text:span text:style-name="T5"/></text:p>
      <text:p text:style-name="P4"><text:span text:style-name="T5">S. Morais Esqre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16T13:08:19</meta:creation-date>
    <dc:date>2009-04-16T13:22:39</dc:date>
    <dc:language>en-US</dc:language>
    <meta:editing-cycles>2</meta:editing-cycles>
    <meta:editing-duration>PT14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4" meta:word-count="488" meta:character-count="3072"/>
  </office:meta>
</office:document-meta>
</file>